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00F0000000FCEDA7C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177cm"/>
    </style:style>
    <style:style style:name="pr2" style:family="presentation" style:parent-style-name="Default-outline1">
      <style:graphic-properties fo:min-height="11.181cm"/>
    </style:style>
    <style:style style:name="pr3" style:family="presentation" style:parent-style-name="Default-notes">
      <style:graphic-properties draw:fill-color="#ffffff" fo:min-height="11.749cm"/>
    </style:style>
    <style:style style:name="pr4" style:family="presentation" style:parent-style-name="Default-title">
      <style:graphic-properties fo:min-height="2.92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12pt"/>
    </style:style>
    <style:style style:name="P3" style:family="paragraph">
      <style:paragraph-properties fo:text-align="justify"/>
    </style:style>
    <style:style style:name="P4" style:family="paragraph">
      <style:text-properties fo:font-family="'Courier New'" style:font-family-generic="modern" style:font-pitch="fixed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family="'Courier New'" style:font-family-generic="modern" style:font-pitch="fixed" fo:font-size="14pt" style:font-size-asian="14pt" style:font-size-complex="14pt"/>
    </style:style>
    <style:style style:name="T5" style:family="text">
      <style:text-properties fo:font-family="Verdana" style:font-family-generic="swiss" style:font-pitch="variable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Courier New'" style:font-family-generic="modern" style:font-pitch="fixed"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CEDA7C5B.png" xlink:type="simple" xlink:show="embed" xlink:actuate="onLoad">
        <style:list-level-properties text:min-label-width="0.952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0.946cm" svg:height="3.177cm" svg:x="2.514cm" svg:y="0.845cm" presentation:class="title">
          <draw:text-box>
            <text:p>How do you make a monad outside of Haskell?</text:p>
          </draw:text-box>
        </draw:frame>
        <draw:frame presentation:style-name="pr2" draw:layer="layout" svg:width="21.59cm" svg:height="12.725cm" svg:x="2.417cm" svg:y="4.895cm" presentation:class="outline" presentation:user-transformed="true">
          <draw:text-box>
            <text:list text:style-name="L2">
              <text:list-item>
                <text:p>Two core functions</text:p>
                <text:list>
                  <text:list-item>
                    <text:p>bind</text:p>
                  </text:list-item>
                  <text:list-item>
                    <text:p>return</text:p>
                  </text:list-item>
                </text:list>
              </text:list-item>
              <text:list-item>
                <text:p>Implementations of effects</text:p>
                <text:list>
                  <text:list-item>
                    <text:p>failure for an error monad</text:p>
                  </text:list-item>
                  <text:list-item>
                    <text:p>get and put for a state monad</text:p>
                  </text:list-item>
                  <text:list-item>
                    <text:p>callcc for a continuation monad</text:p>
                  </text:list-item>
                  <text:list-item>
                    <text:p>whatever else you want</text:p>
                  </text:list-item>
                </text:list>
              </text:list-item>
              <text:list-item>
                <text:p>The rest is mainly syntax, higher-order functions and polymorphism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1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0.946cm" svg:height="3.177cm" svg:x="2.514cm" svg:y="0.845cm" presentation:class="title">
          <draw:text-box>
            <text:p>Monads and Lisp fit well</text:p>
          </draw:text-box>
        </draw:frame>
        <draw:frame presentation:style-name="pr2" draw:text-style-name="P1" draw:layer="layout" svg:width="21.59cm" svg:height="12.597cm" svg:x="2.417cm" svg:y="4.895cm" presentation:class="outline" presentation:user-transformed="true">
          <draw:text-box>
            <text:list text:style-name="L2">
              <text:list-item>
                <text:p><text:span text:style-name="T1">Monadic syntax can be first-class (macros)</text:span></text:p>
                <text:list>
                  <text:list-item>
                    <text:p><text:span text:style-name="T1">Better than Haskell – where do-notation is not first-class</text:span></text:p>
                  </text:list-item>
                </text:list>
              </text:list-item>
              <text:list-item>
                <text:p><text:span text:style-name="T1">Lisp has higher-order functions and closures</text:span></text:p>
                <text:list>
                  <text:list-item>
                    <text:p><text:span text:style-name="T1">Required for bind, monadic map and many other monad utility functions</text:span></text:p>
                  </text:list-item>
                </text:list>
              </text:list-item>
              <text:list-item>
                <text:p>Dynamic types provide polymorphism</text:p>
                <text:list>
                  <text:list-item>
                    <text:p><text:span text:style-name="T1">Many monadic functions are also polymoprhic (e.g. bind, return)</text:span></text:p>
                  </text:list-item>
                  <text:list-item>
                    <text:p><text:span text:style-name="T1">Tradeoff: mixing monads can be trick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2" presentation:class="page"/>
          <draw:frame presentation:style-name="pr3" draw:text-style-name="P2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Example: Environment Monad</text:p>
          </draw:text-box>
        </draw:frame>
        <draw:frame presentation:style-name="pr2" draw:layer="layout" svg:width="21.59cm" svg:height="12.028cm" svg:x="2.417cm" svg:y="4.895cm" presentation:class="outline" presentation:user-transformed="true">
          <draw:text-box>
            <text:list text:style-name="L2">
              <text:list-item>
                <text:p>Effect: computations that implicitly thread some read-only information</text:p>
                <text:p><text:span text:style-name="T2"/></text:p>
              </text:list-item>
            </text:list>
            <text:p><text:span text:style-name="T3">(define (return v) (lambda (env) v)</text:span></text:p>
            <text:p><text:span text:style-name="T3">(define (bind f mv) </text:span></text:p>
            <text:p><text:span text:style-name="T3"><text:s text:c="2"/></text:span><text:span text:style-name="T3">(lambda (env) (f (mv env) env)))</text:span></text:p>
            <text:p><text:span text:style-name="T4"/></text:p>
            <text:list text:continue-numbering="true" text:style-name="L2">
              <text:list-item>
                <text:p><text:span text:style-name="T5">In this bind function, the same environment is used twice </text:span></text:p>
                <text:list>
                  <text:list-item>
                    <text:p><text:span text:style-name="T5">Compare this to bind for a state mon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3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Environment Monad Effects</text:p>
          </draw:text-box>
        </draw:frame>
        <draw:frame presentation:style-name="pr2" draw:text-style-name="P4" draw:layer="layout" svg:width="21.59cm" svg:height="11.785cm" svg:x="2.417cm" svg:y="4.895cm" presentation:class="outline" presentation:user-transformed="true">
          <draw:text-box>
            <text:p><text:span text:style-name="T3">; access the local environment</text:span></text:p>
            <text:p><text:span text:style-name="T3">(define capture-env</text:span></text:p>
            <text:p><text:span text:style-name="T3"><text:s text:c="3"/></text:span><text:span text:style-name="T3">(lambda (env) env)</text:span></text:p>
            <text:p><text:span text:style-name="T3"/></text:p>
            <text:p><text:span text:style-name="T3">; change the environment for a sub-computation</text:span></text:p>
            <text:p text:style-name="P3"><text:span text:style-name="T3">(define (local-env f mv)</text:span></text:p>
            <text:p text:style-name="P3"><text:span text:style-name="T3"><text:s text:c="3"/></text:span><text:span text:style-name="T3">(lambda (env)</text:span></text:p>
            <text:p text:style-name="P3"><text:span text:style-name="T3"><text:s text:c="6"/></text:span><text:span text:style-name="T3">(mv (f env))))</text:span></text:p>
          </draw:text-box>
        </draw:frame>
        <presentation:notes draw:style-name="dp2">
          <draw:page-thumbnail draw:style-name="gr1" draw:layer="layout" svg:width="13.335cm" svg:height="10.002cm" svg:x="3.483cm" svg:y="1.997cm" draw:page-number="4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Exercise: List Monad</text:p>
          </draw:text-box>
        </draw:frame>
        <draw:frame presentation:style-name="pr2" draw:layer="layout" svg:width="21.59cm" svg:height="12.615cm" svg:x="2.417cm" svg:y="4.895cm" presentation:class="outline" presentation:user-transformed="true">
          <draw:text-box>
            <text:list text:style-name="L2">
              <text:list-item>
                <text:p>Represents ambiguous computations with varying numbers of results</text:p>
              </text:list-item>
              <text:list-item>
                <text:p><text:span text:style-name="T3">(return v) </text:span><text:span text:style-name="T5">has exactly one result</text:span></text:p>
              </text:list-item>
              <text:list-item>
                <text:p><text:span text:style-name="T3">m-zero</text:span><text:span text:style-name="T5"> means no results</text:span></text:p>
              </text:list-item>
              <text:list-item>
                <text:p><text:span text:style-name="T3">(m-plus a b c ...)</text:span><text:span text:style-name="T5"> joins together the possible results of a and b</text:span></text:p>
              </text:list-item>
              <text:list-item>
                <text:p><text:span text:style-name="T5">as always, </text:span><text:span text:style-name="T3">bind</text:span><text:span text:style-name="T5"> handles the sequencing</text:span></text:p>
                <text:p><text:span text:style-name="T5"/></text:p>
              </text:list-item>
              <text:list-item>
                <text:p><text:span text:style-name="T5">How would you write these functions?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5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3.091cm" svg:x="2.514cm" svg:y="0.888cm" presentation:class="title" presentation:user-transformed="true">
          <draw:text-box>
            <text:p>Exercise: List Monad (continued)</text:p>
          </draw:text-box>
        </draw:frame>
        <draw:frame presentation:style-name="pr2" draw:text-style-name="P5" draw:layer="layout" svg:width="21.59cm" svg:height="11.181cm" svg:x="2.417cm" svg:y="4.895cm" presentation:class="outline">
          <draw:text-box>
            <text:list text:style-name="L2">
              <text:list-item>
                <text:p><text:span text:style-name="T6">Sample Scheme code is available at: </text:span><text:span text:style-name="T6"><text:line-break/></text:span><text:span text:style-name="T6">monad-tutorial/exercises/II/List.ss</text:span></text:p>
              </text:list-item>
              <text:list-item>
                <text:p><text:span text:style-name="T6">Exercise goals:</text:span></text:p>
                <text:list>
                  <text:list-item>
                    <text:p><text:span text:style-name="T6">Building a monad implementation in a familiar language</text:span></text:p>
                  </text:list-item>
                  <text:list-item>
                    <text:p><text:span text:style-name="T6">Understanding direct monadic programming with bind and 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6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Exercise: Monadic Syntax</text:p>
          </draw:text-box>
        </draw:frame>
        <draw:frame presentation:style-name="pr2" draw:layer="layout" svg:width="21.59cm" svg:height="11.856cm" svg:x="2.417cm" svg:y="4.895cm" presentation:class="outline" presentation:user-transformed="true">
          <draw:text-box>
            <text:list text:style-name="L2">
              <text:list-item>
                <text:p>Direct programming with bind and return isn't terribly convenient</text:p>
              </text:list-item>
              <text:list-item>
                <text:p>In Lisp, macros can be used to make more convenient syntax</text:p>
              </text:list-item>
              <text:list-item>
                <text:p>Example: <text:span text:style-name="T7">letM</text:span> and <text:span text:style-name="T3">letM*</text:span> macros</text:p>
              </text:list-item>
              <text:list-item>
                <text:p>Exercise instructions at:<text:line-break/>monad-tutorial/exercises/II/Monad.ss</text:p>
              </text:list-item>
              <text:list-item>
                <text:p>Goal: Understanding how to build monadic syntax in Lisp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7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3.091cm" svg:x="2.514cm" svg:y="0.888cm" presentation:class="title" presentation:user-transformed="true">
          <draw:text-box>
            <text:p>Putting this all together:<text:line-break/>A monadic evaluator fragment</text:p>
          </draw:text-box>
        </draw:frame>
        <draw:frame presentation:style-name="pr2" draw:text-style-name="P4" draw:layer="layout" svg:width="21.59cm" svg:height="11.945cm" svg:x="2.417cm" svg:y="4.895cm" presentation:class="outline" presentation:user-transformed="true">
          <draw:text-box>
            <text:p><text:span text:style-name="T3">(define (analyze-function name body)</text:span></text:p>
            <text:p><text:span text:style-name="T3"><text:s text:c="2"/></text:span><text:span text:style-name="T3">(let ((body-code (analyze body)))</text:span></text:p>
            <text:p><text:span text:style-name="T3"><text:s text:c="2"/></text:span><text:span text:style-name="T3">(letM ((env capture-env))</text:span></text:p>
            <text:p><text:span text:style-name="T3"><text:s text:c="2"/></text:span><text:span text:style-name="T3">(return </text:span></text:p>
            <text:p><text:span text:style-name="T3"><text:s text:c="4"/></text:span><text:span text:style-name="T3">(lambda (val)</text:span></text:p>
            <text:p><text:span text:style-name="T3"><text:s text:c="6"/></text:span><text:span text:style-name="T3">((with-binding name val body)</text:span></text:p>
            <text:p><text:span text:style-name="T3"><text:s text:c="8"/></text:span><text:span text:style-name="T3">env))))))</text:span></text:p>
            <text:list text:style-name="L2">
              <text:list-item>
                <text:p>monad-tutorial/scheme/Env.ss and EnvInterp.ss has the full code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8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Exercise: Monadic String Parsing</text:p>
          </draw:text-box>
        </draw:frame>
        <draw:frame presentation:style-name="pr2" draw:layer="layout" svg:width="21.59cm" svg:height="11.181cm" svg:x="2.417cm" svg:y="4.895cm" presentation:class="outline">
          <draw:text-box>
            <text:list text:style-name="L2">
              <text:list-item>
                <text:p>Uses List monad from first exercise</text:p>
              </text:list-item>
              <text:list-item>
                <text:p>Parse a string into a word or a number (decimal or hexadecimal)</text:p>
              </text:list-item>
              <text:list-item>
                <text:p>Scheme starter code in:<text:line-break/><text:span text:style-name="T1">monad-tutorial/exercises/II/ParseString.ss</text:span></text:p>
              </text:list-item>
              <text:list-item>
                <text:p><text:span text:style-name="T6">Goal: Write an interesting monadic program using monadic syntax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9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356cm" fo:height="0.356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">
            <style:list-level-properties/>
            <style:text-properties fo:font-family="Wingdings" style:font-pitch="variable" style:font-charset="x-symbol" fo:color="#6f89f7" fo:font-size="5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66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26cm" svg:stroke-color="#0003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2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29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end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58c" fo:font-family="Verdana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946cm" svg:height="3.176cm" svg:x="2.514cm" svg:y="0.845cm" presentation:class="title" presentation:placeholder="true">
        <draw:text-box/>
      </draw:frame>
      <draw:frame presentation:style-name="Default-outline1" draw:layer="backgroundobjects" svg:width="21.59cm" svg:height="11.431cm" svg:x="2.417cm" svg:y="4.895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5.292cm" svg:height="1.271cm" svg:x="19.817cm" svg:y="17.488cm" presentation:class="page-number">
        <draw:text-box>
          <text:p text:style-name="MP4"><text:span text:style-name="MT2"><text:page-number>&lt;number&gt;</text:page-number></text:span></text:p>
        </draw:text-box>
      </draw:frame>
      <draw:line draw:style-name="Mgr3" draw:text-style-name="MP5" draw:layer="backgroundobjects" svg:x1="0.423cm" svg:y1="18.627cm" svg:x2="24.977cm" svg:y2="18.627cm">
        <text:p/>
      </draw:line>
      <draw:line draw:style-name="Mgr3" draw:text-style-name="MP5" draw:layer="backgroundobjects" svg:x1="0.423cm" svg:y1="0.423cm" svg:x2="24.977cm" svg:y2="0.423cm">
        <text:p/>
      </draw:line>
      <draw:line draw:style-name="Mgr3" draw:text-style-name="MP5" draw:layer="backgroundobjects" svg:x1="0.423cm" svg:y1="0.423cm" svg:x2="0.423cm" svg:y2="18.627cm">
        <text:p/>
      </draw:line>
      <draw:line draw:style-name="Mgr3" draw:text-style-name="MP5" draw:layer="backgroundobjects" svg:x1="24.977cm" svg:y1="0.423cm" svg:x2="24.977cm" svg:y2="18.627cm">
        <text:p/>
      </draw:line>
      <presentation:notes style:page-layout-name="PM0">
        <draw:rect draw:style-name="Mgr4" draw:text-style-name="MP6" draw:layer="backgroundobjects" svg:width="20.32cm" svg:height="26.67cm" svg:x="0cm" svg:y="0cm">
          <text:p/>
        </draw:rect>
        <draw:frame presentation:style-name="Mpr3" draw:text-style-name="MP7" draw:layer="backgroundobjects" svg:width="8.802cm" svg:height="1.33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802cm" svg:height="1.337cm" svg:x="11.50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83cm" svg:y="1.997cm" presentation:class="page"/>
        <draw:frame presentation:style-name="Default-notes" draw:layer="backgroundobjects" svg:width="16.246cm" svg:height="11.999cm" svg:x="2.037cm" svg:y="12.674cm" presentation:class="notes" presentation:placeholder="true">
          <draw:text-box/>
        </draw:frame>
        <draw:frame presentation:style-name="Mpr4" draw:text-style-name="MP7" draw:layer="backgroundobjects" svg:width="8.802cm" svg:height="1.328cm" svg:x="0cm" svg:y="25.332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802cm" svg:height="1.328cm" svg:x="11.509cm" svg:y="25.332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Ravi Nanavati</meta:initial-creator>
    <meta:creation-date>2008-01-30T15:43:00</meta:creation-date>
    <dc:date>2009-03-21T15:49:32</dc:date>
    <meta:editing-cycles>443</meta:editing-cycles>
    <meta:editing-duration>PT30H21M40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